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5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transparent" fo:border="0.74pt solid #000000"/>
    </style:style>
    <style:style style:name="ce9" style:family="table-cell" style:parent-style-name="Default">
      <style:table-cell-properties fo:background-color="transparent"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1" table:default-cell-style-name="Default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row table:style-name="ro1">
          <table:table-cell table:style-name="ce1"/>
          <table:table-cell table:style-name="ce4" table:number-columns-spanned="2" table:number-rows-spanned="1"/>
          <table:covered-table-cell table:style-name="ce8"/>
          <table:table-cell table:style-name="ce9"/>
          <table:table-cell table:style-name="ce1"/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11" office:value-type="string" calcext:value-type="string" table:number-columns-spanned="1" table:number-rows-spanned="3">
            <text:p>Lp.</text:p>
          </table:table-cell>
          <table:table-cell table:style-name="ce15" office:value-type="string" calcext:value-type="string" table:number-columns-spanned="6" table:number-rows-spanned="1">
            <text:p><text:s/>-g -DDEBUG -O0</text:p>
          </table:table-cell>
          <table:covered-table-cell table:style-name="ce15"/>
          <table:covered-table-cell table:style-name="ce11"/>
          <table:covered-table-cell table:number-columns-repeated="3" table:style-name="ce10"/>
          <table:table-cell office:value-type="string" calcext:value-type="string">
            <text:p>15000 iteracji</text:p>
          </table:table-cell>
          <table:table-cell table:style-name="ce11" office:value-type="string" calcext:value-type="string" table:number-columns-spanned="1" table:number-rows-spanned="3">
            <text:p>Lp.</text:p>
          </table:table-cell>
          <table:table-cell table:style-name="ce15" office:value-type="string" calcext:value-type="string" table:number-columns-spanned="6" table:number-rows-spanned="1">
            <text:p><text:s/>-O3</text:p>
          </table:table-cell>
          <table:covered-table-cell table:style-name="ce15"/>
          <table:covered-table-cell table:style-name="ce11"/>
          <table:covered-table-cell table:number-columns-repeated="3" table:style-name="ce10"/>
        </table:table-row>
        <table:table-row table:style-name="ro1">
          <table:covered-table-cell table:style-name="ce3"/>
          <table:table-cell table:style-name="ce15" office:value-type="string" calcext:value-type="string" table:number-columns-spanned="3" table:number-rows-spanned="1">
            <text:p>fork</text:p>
          </table:table-cell>
          <table:covered-table-cell table:style-name="ce15"/>
          <table:covered-table-cell table:style-name="ce11"/>
          <table:table-cell table:style-name="ce11" office:value-type="string" calcext:value-type="string" table:number-columns-spanned="3" table:number-rows-spanned="1">
            <text:p>clone</text:p>
          </table:table-cell>
          <table:covered-table-cell table:number-columns-repeated="2" table:style-name="ce10"/>
          <table:table-cell/>
          <table:covered-table-cell table:style-name="ce3"/>
          <table:table-cell table:style-name="ce15" office:value-type="string" calcext:value-type="string" table:number-columns-spanned="3" table:number-rows-spanned="1">
            <text:p>fork</text:p>
          </table:table-cell>
          <table:covered-table-cell table:style-name="ce15"/>
          <table:covered-table-cell table:style-name="ce11"/>
          <table:table-cell table:style-name="ce11" office:value-type="string" calcext:value-type="string" table:number-columns-spanned="3" table:number-rows-spanned="1">
            <text:p>clone</text:p>
          </table:table-cell>
          <table:covered-table-cell table:number-columns-repeated="2" table:style-name="ce10"/>
        </table:table-row>
        <table:table-row table:style-name="ro1">
          <table:covered-table-cell table:style-name="ce11"/>
          <table:table-cell table:style-name="ce2" office:value-type="string" calcext:value-type="string">
            <text:p>czas standardowy</text:p>
          </table:table-cell>
          <table:table-cell table:style-name="ce2" office:value-type="string" calcext:value-type="string">
            <text:p>czas CPU</text:p>
          </table:table-cell>
          <table:table-cell table:style-name="ce2" office:value-type="string" calcext:value-type="string">
            <text:p>czas zegarowy</text:p>
          </table:table-cell>
          <table:table-cell table:style-name="ce2" office:value-type="string" calcext:value-type="string">
            <text:p>czas standardowy</text:p>
          </table:table-cell>
          <table:table-cell table:style-name="ce2" office:value-type="string" calcext:value-type="string">
            <text:p>czas CPU</text:p>
          </table:table-cell>
          <table:table-cell table:style-name="ce2" office:value-type="string" calcext:value-type="string">
            <text:p>czas zegarowy</text:p>
          </table:table-cell>
          <table:table-cell/>
          <table:covered-table-cell table:style-name="ce11"/>
          <table:table-cell table:style-name="ce2" office:value-type="string" calcext:value-type="string">
            <text:p>czas standardowy</text:p>
          </table:table-cell>
          <table:table-cell table:style-name="ce2" office:value-type="string" calcext:value-type="string">
            <text:p>czas CPU</text:p>
          </table:table-cell>
          <table:table-cell table:style-name="ce2" office:value-type="string" calcext:value-type="string">
            <text:p>czas zegarowy</text:p>
          </table:table-cell>
          <table:table-cell table:style-name="ce2" office:value-type="string" calcext:value-type="string">
            <text:p>czas standardowy</text:p>
          </table:table-cell>
          <table:table-cell table:style-name="ce2" office:value-type="string" calcext:value-type="string">
            <text:p>czas CPU</text:p>
          </table:table-cell>
          <table:table-cell table:style-name="ce2" office:value-type="string" calcext:value-type="string">
            <text:p>czas zega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5941" calcext:value-type="float">
            <text:p>1.765941</text:p>
          </table:table-cell>
          <table:table-cell office:value-type="float" office:value="0.007703" calcext:value-type="float">
            <text:p>0.007703</text:p>
          </table:table-cell>
          <table:table-cell office:value-type="float" office:value="4.582856" calcext:value-type="float">
            <text:p>4.582856</text:p>
          </table:table-cell>
          <table:table-cell office:value-type="float" office:value="0.829292" calcext:value-type="float">
            <text:p>0.829292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2.702143" calcext:value-type="float">
            <text:p>2.702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19525" calcext:value-type="float">
            <text:p>1.919525</text:p>
          </table:table-cell>
          <table:table-cell office:value-type="float" office:value="0.024484" calcext:value-type="float">
            <text:p>0.024484</text:p>
          </table:table-cell>
          <table:table-cell office:value-type="float" office:value="6.155811" calcext:value-type="float">
            <text:p>6.155811</text:p>
          </table:table-cell>
          <table:table-cell office:value-type="float" office:value="0.81978" calcext:value-type="float">
            <text:p>0.81978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2.647347" calcext:value-type="float">
            <text:p>2.647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3268" calcext:value-type="float">
            <text:p>1.423268</text:p>
          </table:table-cell>
          <table:table-cell office:value-type="float" office:value="0.022744" calcext:value-type="float">
            <text:p>0.022744</text:p>
          </table:table-cell>
          <table:table-cell office:value-type="float" office:value="4.335158" calcext:value-type="float">
            <text:p>4.335158</text:p>
          </table:table-cell>
          <table:table-cell office:value-type="float" office:value="0.833868" calcext:value-type="float">
            <text:p>0.833868</text:p>
          </table:table-cell>
          <table:table-cell office:value-type="float" office:value="0.020245" calcext:value-type="float">
            <text:p>0.020245</text:p>
          </table:table-cell>
          <table:table-cell office:value-type="float" office:value="2.651796" calcext:value-type="float">
            <text:p>2.651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48805" calcext:value-type="float">
            <text:p>1.448805</text:p>
          </table:table-cell>
          <table:table-cell office:value-type="float" office:value="0.011259" calcext:value-type="float">
            <text:p>0.011259</text:p>
          </table:table-cell>
          <table:table-cell office:value-type="float" office:value="4.618816" calcext:value-type="float">
            <text:p>4.618816</text:p>
          </table:table-cell>
          <table:table-cell office:value-type="float" office:value="0.853238" calcext:value-type="float">
            <text:p>0.853238</text:p>
          </table:table-cell>
          <table:table-cell office:value-type="float" office:value="0.016597" calcext:value-type="float">
            <text:p>0.016597</text:p>
          </table:table-cell>
          <table:table-cell office:value-type="float" office:value="2.588903" calcext:value-type="float">
            <text:p>2.588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7124" calcext:value-type="float">
            <text:p>2.267124</text:p>
          </table:table-cell>
          <table:table-cell office:value-type="float" office:value="0.033984" calcext:value-type="float">
            <text:p>0.033984</text:p>
          </table:table-cell>
          <table:table-cell office:value-type="float" office:value="7.37116" calcext:value-type="float">
            <text:p>7.37116</text:p>
          </table:table-cell>
          <table:table-cell office:value-type="float" office:value="0.884344" calcext:value-type="float">
            <text:p>0.884344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2.772472" calcext:value-type="float">
            <text:p>2.7724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94495" calcext:value-type="float">
            <text:p>1.394495</text:p>
          </table:table-cell>
          <table:table-cell office:value-type="float" office:value="0.010565" calcext:value-type="float">
            <text:p>0.010565</text:p>
          </table:table-cell>
          <table:table-cell office:value-type="float" office:value="4.377739" calcext:value-type="float">
            <text:p>4.377739</text:p>
          </table:table-cell>
          <table:table-cell office:value-type="float" office:value="0.799772" calcext:value-type="float">
            <text:p>0.799772</text:p>
          </table:table-cell>
          <table:table-cell office:value-type="float" office:value="0.009077" calcext:value-type="float">
            <text:p>0.009077</text:p>
          </table:table-cell>
          <table:table-cell office:value-type="float" office:value="2.550926" calcext:value-type="float">
            <text:p>2.550926</text:p>
          </table:table-cell>
        </table:table-row>
        <table:table-row table:style-name="ro1">
          <table:table-cell office:value-type="string" calcext:value-type="string">
            <text:p>AVG/15000</text:p>
          </table:table-cell>
          <table:table-cell table:style-name="ce7" table:formula="of:=AVERAGE([.B5:.B7])/15000" office:value-type="float" office:value="0.000121251844444444" calcext:value-type="float">
            <text:p>0.000121251844444444</text:p>
          </table:table-cell>
          <table:table-cell table:style-name="ce7" table:formula="of:=AVERAGE([.C5:.C7])/15000" office:value-type="float" office:value="0.0000014318" calcext:value-type="float">
            <text:p>0.0000014318</text:p>
          </table:table-cell>
          <table:table-cell table:style-name="ce7" table:formula="of:=AVERAGE([.D5:.D7])/15000" office:value-type="float" office:value="0.000361981644444444" calcext:value-type="float">
            <text:p>0.000361981644444444</text:p>
          </table:table-cell>
          <table:table-cell table:style-name="ce7" table:formula="of:=AVERAGE([.E5:.E7])/15000" office:value-type="float" office:value="0.0000566112" calcext:value-type="float">
            <text:p>0.0000566112</text:p>
          </table:table-cell>
          <table:table-cell table:style-name="ce7" table:formula="of:=AVERAGE([.F5:.F7])/15000" office:value-type="float" office:value="0.000000758266666666667" calcext:value-type="float">
            <text:p>7.58266666666667E-07</text:p>
          </table:table-cell>
          <table:table-cell table:style-name="ce7" table:formula="of:=AVERAGE([.G5:.G7])/15000" office:value-type="float" office:value="0.000180586911111111" calcext:value-type="float">
            <text:p>0.000180586911111111</text:p>
          </table:table-cell>
          <table:table-cell/>
          <table:table-cell office:value-type="string" calcext:value-type="string">
            <text:p>AVG/15000</text:p>
          </table:table-cell>
          <table:table-cell table:style-name="ce7" table:formula="of:=AVERAGE([.J5:.J7])/15000" office:value-type="float" office:value="0.000105840555555556" calcext:value-type="float">
            <text:p>0.000105840555555556</text:p>
          </table:table-cell>
          <table:table-cell table:style-name="ce7" table:formula="of:=AVERAGE([.K5:.K7])/15000" office:value-type="float" office:value="0.00000102906666666667" calcext:value-type="float">
            <text:p>1.02906666666667E-06</text:p>
          </table:table-cell>
          <table:table-cell table:style-name="ce7" table:formula="of:=AVERAGE([.L5:.L7])/15000" office:value-type="float" office:value="0.000336719244444444" calcext:value-type="float">
            <text:p>0.000336719244444444</text:p>
          </table:table-cell>
          <table:table-cell table:style-name="ce7" table:formula="of:=AVERAGE([.M5:.M7])/15000" office:value-type="float" office:value="0.0000549508888888889" calcext:value-type="float">
            <text:p>5.49508888888889E-05</text:p>
          </table:table-cell>
          <table:table-cell table:style-name="ce7" table:formula="of:=AVERAGE([.N5:.N7])/15000" office:value-type="float" office:value="0.000000820555555555556" calcext:value-type="float">
            <text:p>8.20555555555556E-07</text:p>
          </table:table-cell>
          <table:table-cell table:style-name="ce7" table:formula="of:=AVERAGE([.O5:.O7])/15000" office:value-type="float" office:value="0.000173048355555556" calcext:value-type="float">
            <text:p>0.0001730483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5:06:02.815619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4:04:11.123867681</meta:creation-date>
    <dc:date>2024-10-06T20:27:00.491771076</dc:date>
    <meta:editing-duration>PT5H54M9S</meta:editing-duration>
    <meta:editing-cycles>3</meta:editing-cycles>
    <meta:generator>LibreOffice/24.2.5.2$Linux_X86_64 LibreOffice_project/420$Build-2</meta:generator>
    <meta:document-statistic meta:table-count="1" meta:cell-count="77" meta:object-count="0"/>
  </office:meta>
</office:document-meta>
</file>